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D000000C54646FBA6990D5466.jpg" manifest:media-type="image/jpeg"/>
  <manifest:file-entry manifest:full-path="Pictures/10000000000000780000009C8A57E56AD789D044.jpg" manifest:media-type="image/jpeg"/>
  <manifest:file-entry manifest:full-path="Pictures/10000201000000C700000083ABF107E83AE49110.png" manifest:media-type="image/png"/>
  <manifest:file-entry manifest:full-path="Pictures/10005A900000148A00000D7E605AED4D52C8B5FA.wmf" manifest:media-type="image/x-wmf"/>
  <manifest:file-entry manifest:full-path="Pictures/1000501800000B50000007714951C2D1FC0EA64F.wmf" manifest:media-type="image/x-wmf"/>
  <manifest:file-entry manifest:full-path="Pictures/100000000000071B000000DD758819BBCEEBFAD1.jpg" manifest:media-type="image/jpeg"/>
  <manifest:file-entry manifest:full-path="Pictures/10000000000005DC000001776EB95B596448F2F4.jpg" manifest:media-type="image/jpeg"/>
  <manifest:file-entry manifest:full-path="Pictures/100002010000006D0000004890C74D1BBA1FFCB4.png" manifest:media-type="image/png"/>
  <manifest:file-entry manifest:full-path="Pictures/100002010000006600000066FB4735507C4C5D24.png" manifest:media-type="image/png"/>
  <manifest:file-entry manifest:full-path="Pictures/100002010000012C0000012CCA8033939B70ED93.png" manifest:media-type="image/png"/>
  <manifest:file-entry manifest:full-path="Pictures/1000020100000163000001CF4E36D363DF2B2339.png" manifest:media-type="image/png"/>
  <manifest:file-entry manifest:full-path="Pictures/10000000000001AD0000022E33BB9647524F71AD.jpg" manifest:media-type="image/jpeg"/>
  <manifest:file-entry manifest:full-path="Pictures/1000000000000315000002AD01637A28151B752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Gill Sans" svg:font-family="'Gill Sans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.914cm" fo:margin-bottom="0cm"/>
    </style:style>
    <style:style style:name="P2" style:family="paragraph">
      <loext:graphic-properties draw:fill="none"/>
      <style:paragraph-properties fo:margin-left="0cm" fo:margin-right="0cm" fo:margin-top="0.914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.5pt" style:font-size-asian="14pt" style:font-size-complex="14pt"/>
    </style:style>
    <style:style style:name="P7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>
        <draw:frame draw:name="Content Placeholder 1" presentation:style-name="pr1" draw:text-style-name="P2" draw:layer="layout" svg:width="21.907cm" svg:height="9.493cm" svg:x="1.746cm" svg:y="3.207cm" presentation:class="outline" presentation:user-transformed="true">
          <draw:text-box>
            <text:list text:style-name="L1">
              <text:list-item>
                <text:p text:style-name="P1"><text:span text:style-name="T1">~25% of proposals for the </text:span><text:span text:style-name="T2">ngVLA</text:span><text:span text:style-name="T1"> will require the resolution (?) provided by short baselines</text:span></text:p>
              </text:list-item>
              <text:list-item>
                <text:p text:style-name="P1"><text:span text:style-name="T1">Quick Array Combinations (QAC): Simple interface for combining single dish and interferometric data</text:span></text:p>
              </text:list-item>
              <text:list-item>
                <text:p text:style-name="P1"><text:span text:style-name="T1">Simulated observations of extended MW emission</text:span></text:p>
              </text:list-item>
              <text:list-item>
                <text:p text:style-name="P1"><text:span text:style-name="T1">Single dish for total power: 18 m vs. 45 m</text:span></text:p>
                <text:p text:style-name="P1"><text:span text:style-name="T1"/></text:p>
              </text:list-item>
            </text:list>
          </draw:text-box>
        </draw:frame>
        <draw:frame draw:name="Title 2" presentation:style-name="pr2" draw:text-style-name="P4" draw:layer="layout" svg:width="21.907cm" svg:height="2.761cm" svg:x="1.746cm" svg:y="0.029cm" presentation:class="title" presentation:user-transformed="true">
          <draw:text-box>
            <text:p text:style-name="P3"><text:span text:style-name="T3">Short Spacing Configurations for Full Flux and Structure Recovery with the </text:span><text:span text:style-name="T4">ngVLA</text:span></text:p>
          </draw:text-box>
        </draw:frame>
        <draw:frame draw:name="Slide Number Placeholder 3" presentation:style-name="pr3" draw:text-style-name="P6" draw:layer="layout" svg:width="1.136cm" svg:height="0.923cm" svg:x="0.309cm" svg:y="13.031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Gill Sans" svg:font-family="'Gill Sans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solid" draw:fill-color="#fffff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18cm" svg:stroke-color="#163b7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_31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397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45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21pt" fo:hyphenate="false"/>
    </style:style>
    <style:style style:name="MP13" style:family="paragraph">
      <style:paragraph-properties fo:margin-left="0cm" fo:margin-right="0cm" fo:margin-top="0.132cm" fo:margin-bottom="0cm" fo:line-height="90%" fo:text-align="start" fo:text-indent="0cm" style:punctuation-wrap="hanging" style:writing-mode="lr-tb"/>
      <style:text-properties fo:font-size="21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3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3.5pt" style:font-size-asian="14pt" style:font-size-complex="14pt"/>
    </style:style>
    <style:style style:name="MP18" style:family="paragraph">
      <style:paragraph-properties fo:margin-left="0cm" fo:margin-right="0cm" fo:margin-top="0.127cm" fo:margin-bottom="0cm" fo:line-height="8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variant="normal" fo:text-transform="none" fo:color="#163b71" style:text-line-through-style="none" style:text-line-through-type="none" style:text-position="0% 100%" style:font-name="Gill Sans MT" fo:font-size="20pt" fo:letter-spacing="normal" fo:font-style="normal" style:text-underline-style="none" fo:font-weight="normal" style:font-name-asian="Gill Sans MT" style:font-size-asian="20pt" style:font-style-asian="normal" style:font-weight-asian="normal" style:font-name-complex="Gill Sans MT" style:font-size-complex="2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062458" style:text-line-through-style="none" style:text-line-through-type="none" style:text-position="0% 100%" style:font-name="Gill Sans MT" fo:font-size="18pt" fo:letter-spacing="normal" fo:font-style="normal" style:text-underline-style="none" fo:font-weight="bold" style:font-size-asian="18pt" style:font-style-asian="normal" style:font-weight-asian="bold" style:font-name-complex="Gill Sans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name-complex="Gill Sans" style:font-size-complex="13.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ill Sans MT" fo:font-size="14pt" fo:letter-spacing="normal" fo:font-style="italic" style:text-underline-style="none" fo:font-weight="normal" style:font-size-asian="14pt" style:font-style-asian="italic" style:font-weight-asian="normal" style:font-name-complex="Gill Sans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63b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859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3.81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624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Picture 6" draw:style-name="Mgr3" draw:text-style-name="MP5" draw:layer="backgroundobjects" svg:width="25.399cm" svg:height="6.349cm" svg:x="0cm" svg:y="2.668cm">
        <draw:image xlink:href="Pictures/10000000000005DC000001776EB95B596448F2F4.jpg" xlink:type="simple" xlink:show="embed" xlink:actuate="onLoad">
          <text:p/>
        </draw:image>
      </draw:frame>
      <draw:custom-shape draw:name="Title 1" draw:style-name="Mgr4" draw:text-style-name="MP7" draw:layer="backgroundobjects" svg:width="20.939cm" svg:height="1.144cm" svg:x="3.48cm" svg:y="1.093cm">
        <text:p text:style-name="MP6"><text:span text:style-name="MT1">NATIONAL RADIO ASTRONOMY OBSERVATOR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3" draw:text-style-name="MP5" draw:layer="backgroundobjects" svg:width="2.797cm" svg:height="1.853cm" svg:x="3.182cm" svg:y="12.093cm">
        <draw:image xlink:href="Pictures/1000501800000B50000007714951C2D1FC0EA64F.wmf" xlink:type="simple" xlink:show="embed" xlink:actuate="onLoad">
          <text:p/>
        </draw:image>
        <draw:image xlink:href="Pictures/100002010000006D0000004890C74D1BBA1FFCB4.png" xlink:type="simple" xlink:show="embed" xlink:actuate="onLoad"/>
      </draw:frame>
      <draw:frame draw:name="Picture 11" draw:style-name="Mgr3" draw:text-style-name="MP5" draw:layer="backgroundobjects" svg:width="1.777cm" svg:height="1.777cm" svg:x="1.072cm" svg:y="12.154cm">
        <draw:image xlink:href="Pictures/100002010000012C0000012CCA8033939B70ED93.png" xlink:type="simple" xlink:show="embed" xlink:actuate="onLoad">
          <text:p/>
        </draw:image>
      </draw:frame>
      <draw:frame draw:name="Title 1" presentation:style-name="Mpr1" draw:text-style-name="MP9" draw:layer="backgroundobjects" svg:width="19.079cm" svg:height="1.803cm" svg:x="0cm" svg:y="9.01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6" draw:style-name="Mgr3" draw:text-style-name="MP5" draw:layer="backgroundobjects" svg:width="2.733cm" svg:height="3.561cm" svg:x="0.596cm" svg:y="0.513cm">
        <draw:image xlink:href="Pictures/1000020100000163000001CF4E36D363DF2B2339.png" xlink:type="simple" xlink:show="embed" xlink:actuate="onLoad">
          <text:p/>
        </draw:image>
      </draw:frame>
      <draw:frame draw:name="Text Placeholder 20" presentation:style-name="Mpr2" draw:text-style-name="MP11" draw:layer="backgroundobjects" svg:width="7.619cm" svg:height="1.088cm" svg:x="0cm" svg:y="10.873cm" presentation:class="outline" presentation:user-transformed="true">
        <draw:text-box>
          <text:p text:style-name="MP10"><text:span text:style-name="MT3">Edit Master text</text:span></text:p>
        </draw:text-box>
      </draw:frame>
      <draw:frame draw:name="Picture 9" draw:style-name="Mgr3" draw:text-style-name="MP5" draw:layer="backgroundobjects" svg:width="6.068cm" svg:height="5.269cm" svg:x="19.331cm" svg:y="9.018cm">
        <draw:image xlink:href="Pictures/1000000000000315000002AD01637A28151B7525.jpg" xlink:type="simple" xlink:show="embed" xlink:actuate="onLoad">
          <text:p/>
        </draw:image>
      </draw:frame>
      <presentation:notes style:page-layout-name="PM0">
        <draw:page-thumbnail presentation:style-name="_31__5f_Title_20_Slide-title" draw:layer="backgroundobjects" svg:width="18.624cm" svg:height="10.476cm" svg:x="1.482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5" draw:text-style-name="MP11" draw:layer="backgroundobjects" svg:width="21.907cm" svg:height="9.493cm" svg:x="1.746cm" svg:y="2.791cm" presentation:class="outline" presentation:user-transformed="true">
        <draw:text-box>
          <text:list text:style-name="ML6">
            <text:list-item>
              <text:p text:style-name="MP12"><text:span text:style-name="MT3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7" draw:style-name="Mgr5" draw:text-style-name="MP5" draw:layer="backgroundobjects" svg:x1="25.4cm" svg:y1="12.571cm" svg:x2="0cm" svg:y2="12.572cm">
        <text:p/>
      </draw:line>
      <draw:frame draw:name="Picture 9" draw:style-name="Mgr3" draw:text-style-name="MP5" draw:layer="backgroundobjects" svg:width="1.188cm" svg:height="0.784cm" svg:x="9.867cm" svg:y="13.064cm">
        <draw:image xlink:href="Pictures/10005A900000148A00000D7E605AED4D52C8B5FA.wmf" xlink:type="simple" xlink:show="embed" xlink:actuate="onLoad">
          <text:p/>
        </draw:image>
        <draw:image xlink:href="Pictures/10000201000000C700000083ABF107E83AE49110.png" xlink:type="simple" xlink:show="embed" xlink:actuate="onLoad"/>
      </draw:frame>
      <draw:frame draw:name="Picture 10" draw:style-name="Mgr3" draw:text-style-name="MP5" draw:layer="backgroundobjects" svg:width="0.786cm" svg:height="0.786cm" svg:x="8.832cm" svg:y="13.064cm">
        <draw:image xlink:href="Pictures/100002010000006600000066FB4735507C4C5D24.png" xlink:type="simple" xlink:show="embed" xlink:actuate="onLoad">
          <text:p/>
        </draw:image>
      </draw:frame>
      <draw:frame draw:name="Content Placeholder 5" draw:style-name="Mgr3" draw:text-style-name="MP5" draw:layer="backgroundobjects" svg:width="13.994cm" svg:height="1.701cm" svg:x="11.424cm" svg:y="12.599cm">
        <draw:image xlink:href="Pictures/100000000000071B000000DD758819BBCEEBFAD1.jpg" xlink:type="simple" xlink:show="embed" xlink:actuate="onLoad">
          <text:p/>
        </draw:image>
      </draw:frame>
      <draw:frame draw:name="Picture 12" draw:style-name="Mgr3" draw:text-style-name="MP5" draw:layer="backgroundobjects" svg:width="0.922cm" svg:height="1.201cm" svg:x="7.581cm" svg:y="12.858cm">
        <draw:image xlink:href="Pictures/10000000000000780000009C8A57E56AD789D044.jpg" xlink:type="simple" xlink:show="embed" xlink:actuate="onLoad">
          <text:p/>
        </draw:image>
      </draw:frame>
      <draw:frame draw:name="Picture 3" draw:style-name="Mgr3" draw:text-style-name="MP5" draw:layer="backgroundobjects" svg:width="2.067cm" svg:height="1.516cm" svg:x="1.726cm" svg:y="12.673cm">
        <draw:image xlink:href="Pictures/100000000000010D000000C54646FBA6990D5466.jpg" xlink:type="simple" xlink:show="embed" xlink:actuate="onLoad">
          <text:p/>
        </draw:image>
      </draw:frame>
      <draw:frame draw:name="Title 4" presentation:style-name="Mpr6" draw:text-style-name="MP15" draw:layer="backgroundobjects" svg:width="21.907cm" svg:height="2.761cm" svg:x="1.746cm" svg:y="0.029cm" presentation:class="title" presentation:user-transformed="true">
        <draw:text-box>
          <text:p text:style-name="MP14"><text:span text:style-name="MT6">Click to edit Master title style</text:span></text:p>
        </draw:text-box>
      </draw:frame>
      <draw:frame draw:name="Slide Number Placeholder 5" presentation:style-name="Mpr7" draw:text-style-name="MP17" draw:layer="backgroundobjects" svg:width="1.136cm" svg:height="0.923cm" svg:x="0.309cm" svg:y="13.031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Blank" style:display-name="1_Blank" style:page-layout-name="PM1" draw:style-name="Mdp1">
      <draw:frame draw:name="Picture 1" draw:style-name="Mgr3" draw:text-style-name="MP5" draw:layer="backgroundobjects" svg:width="5.245cm" svg:height="6.823cm" svg:x="10.076cm" svg:y="1cm">
        <draw:image xlink:href="Pictures/10000000000001AD0000022E33BB9647524F71AD.jpg" xlink:type="simple" xlink:show="embed" xlink:actuate="onLoad">
          <text:p/>
        </draw:image>
      </draw:frame>
      <draw:custom-shape draw:name="TextBox 12" draw:style-name="Mgr6" draw:text-style-name="MP20" draw:layer="backgroundobjects" svg:width="5.772cm" svg:height="4.119cm" svg:x="9.813cm" svg:y="7.926cm">
        <text:p text:style-name="MP18"><text:span text:style-name="MT8">www.nrao.edu</text:span></text:p>
        <text:p text:style-name="MP18"><text:span text:style-name="MT8">science.nrao.edu</text:span></text:p>
        <text:p text:style-name="MP18"><text:span text:style-name="MT8">public.nrao.edu</text:span></text:p>
        <text:p text:style-name="MP19"><text:span text:style-name="MT9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6" draw:text-style-name="MP20" draw:layer="backgroundobjects" svg:width="22.702cm" svg:height="2.596cm" svg:x="1.348cm" svg:y="10.389cm">
        <text:p text:style-name="MP21"><text:span text:style-name="MT10">The National Radio Astronomy Observatory is a facility of the National Science Foundation</text:span><text:span text:style-name="MT10"><text:line-break/></text:span><text:span text:style-name="MT10">operated under cooperative agreement by Associated Universities, Inc.</text:span></text:p>
        <text:p text:style-name="MP22"><text:span text:style-name="MT9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5" draw:style-name="Mgr5" draw:text-style-name="MP5" draw:layer="backgroundobjects" svg:x1="25.4cm" svg:y1="12.571cm" svg:x2="0cm" svg:y2="12.572cm">
        <text:p/>
      </draw:line>
      <draw:frame draw:name="Picture 16" draw:style-name="Mgr3" draw:text-style-name="MP5" draw:layer="backgroundobjects" svg:width="1.188cm" svg:height="0.784cm" svg:x="9.867cm" svg:y="13.064cm">
        <draw:image xlink:href="Pictures/10005A900000148A00000D7E605AED4D52C8B5FA.wmf" xlink:type="simple" xlink:show="embed" xlink:actuate="onLoad">
          <text:p/>
        </draw:image>
        <draw:image xlink:href="Pictures/10000201000000C700000083ABF107E83AE49110.png" xlink:type="simple" xlink:show="embed" xlink:actuate="onLoad"/>
      </draw:frame>
      <draw:frame draw:name="Picture 17" draw:style-name="Mgr3" draw:text-style-name="MP5" draw:layer="backgroundobjects" svg:width="0.786cm" svg:height="0.786cm" svg:x="8.832cm" svg:y="13.064cm">
        <draw:image xlink:href="Pictures/100002010000006600000066FB4735507C4C5D24.png" xlink:type="simple" xlink:show="embed" xlink:actuate="onLoad">
          <text:p/>
        </draw:image>
      </draw:frame>
      <draw:frame draw:name="Content Placeholder 5" draw:style-name="Mgr3" draw:text-style-name="MP5" draw:layer="backgroundobjects" svg:width="13.994cm" svg:height="1.701cm" svg:x="11.424cm" svg:y="12.599cm">
        <draw:image xlink:href="Pictures/100000000000071B000000DD758819BBCEEBFAD1.jpg" xlink:type="simple" xlink:show="embed" xlink:actuate="onLoad">
          <text:p/>
        </draw:image>
      </draw:frame>
      <draw:frame draw:name="Picture 19" draw:style-name="Mgr3" draw:text-style-name="MP5" draw:layer="backgroundobjects" svg:width="0.922cm" svg:height="1.201cm" svg:x="7.581cm" svg:y="12.858cm">
        <draw:image xlink:href="Pictures/10000000000000780000009C8A57E56AD789D044.jpg" xlink:type="simple" xlink:show="embed" xlink:actuate="onLoad">
          <text:p/>
        </draw:image>
      </draw:frame>
      <draw:frame draw:name="Picture 21" draw:style-name="Mgr3" draw:text-style-name="MP5" draw:layer="backgroundobjects" svg:width="2.067cm" svg:height="1.516cm" svg:x="1.726cm" svg:y="12.673cm">
        <draw:image xlink:href="Pictures/100000000000010D000000C54646FBA6990D5466.jpg" xlink:type="simple" xlink:show="embed" xlink:actuate="onLoad">
          <text:p/>
        </draw:image>
      </draw:frame>
      <presentation:notes style:page-layout-name="PM0">
        <draw:page-thumbnail presentation:style-name="_31__5f_Blank-title" draw:layer="backgroundobjects" svg:width="18.624cm" svg:height="10.476cm" svg:x="1.482cm" svg:y="2.123cm" presentation:class="page"/>
        <draw:frame presentation:style-name="_31_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45</meta:editing-cycles>
    <meta:creation-date>2016-12-02T21:40:55</meta:creation-date>
    <dc:date>2018-06-23T11:17:54.280958298</dc:date>
    <meta:editing-duration>PT3H46M4S</meta:editing-duration>
    <meta:generator>LibreOffice/6.0.3.2$Linux_X86_64 LibreOffice_project/00m0$Build-2</meta:generator>
    <meta:document-statistic meta:object-count="59"/>
    <meta:user-defined meta:name="AppVersion">15.003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